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.0626in" fo:margin-right="0in" fo:text-indent="0in" style:auto-text-indent="false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4 de mayo </text:h>
          <text:p text:style-name="Text_20_body"><text:bookmark text:name="cmlink_ddf4256f529646eea5451cca4defb803"/><text:bookmark text:name="_titlebarExtraContent"/></text:p>
        </text:section>
      </text:section>
      <text:section text:style-name="Sect1" text:name="containerdiv">
        <text:h text:style-name="Heading_20_2" text:outline-level="2"><text:bookmark text:name="anonymous_element_8"/>Content</text:h>
        <text:list xml:id="list8153367322729530524" text:style-name="L1">
          <text:list-item>
            <text:p text:style-name="P1"><text:bookmark text:name="pageList"/><text:bookmark text:name="contentListItem:_491657_1"/><text:span text:style-name="T1">La bella durmiente</text:span>—<text:span text:style-name="T2">Conclusiones</text:span></text:p>
            <text:p text:style-name="P1"> </text:p>
            <text:p text:style-name="P1">1.  Preparar <text:span text:style-name="T3">para entregar</text:span> la tabla con el esquema de la cronología y la organización de las voces narrativas en la totalidad de la novela. Utilizar el vocabulario técnico siempre que sea posible.</text:p>
            <text:p text:style-name="P1"> </text:p>
            <text:p text:style-name="P1">2.  Utilizar la información del esquema para <text:span text:style-name="T3">analizar</text:span> la <text:span text:style-name="T3">estructura</text:span> <text:span text:style-name="T3">temporal</text:span> de la novela. Como siempre, el análisis debe tener en cuenta la función del recurso en la experiencia total de la lectura y el entendimiento del texto.</text:p>
            <text:p text:style-name="P1"> </text:p>
            <text:p text:style-name="P2">3.  Utilizar la información del esquema para <text:span text:style-name="T3">analizar</text:span> la <text:span text:style-name="T3">organización de la narración</text:span>. El análisis puede estar organizado teniendo en cuenta la utilización de las diferentes voces narradoras o la utilización de los diferentes recursos narrativos (monólogo interior, reseñas, etc.). Como siempre, el análisis debe tener en cuenta la función del recurso en la experiencia total de la lectura y  el entendimiento del texto.</text:p>
            <text:p text:style-name="P1"> </text:p>
            <text:p text:style-name="P2">4.  Proponer un comentario que considere sobre qué es esta obra. Justificar la propuesta con evidencia específica del texto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36:12.368262000</meta:creation-date>
    <dc:date>2018-04-26T21:36:38.761236000</dc:date>
    <meta:editing-duration>PT26S</meta:editing-duration>
    <meta:editing-cycles>1</meta:editing-cycles>
    <meta:document-statistic meta:table-count="0" meta:image-count="0" meta:object-count="0" meta:page-count="1" meta:paragraph-count="11" meta:word-count="172" meta:character-count="1035" meta:non-whitespace-character-count="870"/>
    <meta:generator>LibreOffice/5.2.5.1$MacOSX_X86_64 LibreOffice_project/0312e1a284a7d50ca85a365c316c7abbf20a4d22</meta:generator>
  </office:meta>
</office:document-meta>
</file>